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72cm" fo:min-width="10.044cm"/>
    </style:style>
    <style:style style:name="gr2" style:family="graphic" style:parent-style-name="standard">
      <style:graphic-properties draw:textarea-horizontal-align="justify" draw:textarea-vertical-align="middle" draw:auto-grow-height="false" fo:min-height="2.712cm" fo:min-width="3.484cm"/>
    </style:style>
    <style:style style:name="gr3" style:family="graphic" style:parent-style-name="standard">
      <style:graphic-properties draw:textarea-horizontal-align="justify" draw:textarea-vertical-align="middle" draw:auto-grow-height="false" fo:min-height="2.639cm" fo:min-width="3.328cm"/>
    </style:style>
    <style:style style:name="gr4" style:family="graphic" style:parent-style-name="standard">
      <style:graphic-properties draw:textarea-horizontal-align="justify" draw:textarea-vertical-align="middle" draw:auto-grow-height="false" fo:min-height="2.743cm" fo:min-width="5.408cm"/>
    </style:style>
    <style:style style:name="gr5" style:family="graphic" style:parent-style-name="standard">
      <style:graphic-properties draw:textarea-horizontal-align="justify" draw:textarea-vertical-align="middle" draw:auto-grow-height="false" fo:min-height="0.761cm" fo:min-width="14.232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1.014cm" fo:min-width="0.326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015cm" fo:min-width="0.326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2.865cm" fo:min-width="0.222cm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3.035cm" fo:min-width="0.325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3.036cm" fo:min-width="0.324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4cm" svg:height="4.622cm" svg:x="5.332cm" svg:y="11.295cm">
          <text:p text:style-name="P1"><text:span text:style-name="T1">D</text:span><text:span text:style-name="T1">a</text:span><text:span text:style-name="T1">e</text:span><text:span text:style-name="T1">m</text:span><text:span text:style-name="T1">o</text:span><text:span text:style-name="T1">n</text:span></text:p>
          <text:p text:style-name="P1">peripety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32cm" svg:height="4.188cm" svg:x="1.124cm" svg:y="18.959cm">
          <text:p text:style-name="P1">Parser Plugins</text:p>
          <text:p text:style-name="P1"><text:span text:style-name="T2">mpa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654cm" svg:height="5.777cm" svg:x="12.915cm" svg:y="18.329cm">
          <text:p text:style-name="P1">Receiver Plugins</text:p>
          <text:p text:style-name="P1"><text:span text:style-name="T2">std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0.544cm" svg:height="5.343cm" svg:x="5.332cm" svg:y="4.608cm">
          <text:p text:style-name="P1"><text:span text:style-name="T1">Collector Plugins</text:span></text:p>
          <text:p text:style-name="P1"><text:span text:style-name="T2">kmsg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4.732cm" svg:height="1.011cm" svg:x="3.238cm" svg:y="2.008cm">
          <text:p text:style-name="P1">Kernel /dev/kmsg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5cm" svg:height="1.444cm" svg:x="10.068cm" svg:y="3.16cm">
          <text:p text:style-name="P1">1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65cm" svg:height="1.445cm" svg:x="10.068cm" svg:y="9.951cm">
          <text:p text:style-name="P1">2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1.444cm" svg:height="3.558cm" draw:transform="rotate (-0.657116463375864) translate (7.727cm 16.018cm)">
          <text:p text:style-name="P1">4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649cm" svg:height="3.754cm" draw:transform="skewX (-0.000349065850398839) rotate (-0.45849799449891) translate (5.332cm 15.585cm)">
          <text:p text:style-name="P1">3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1.648cm" svg:height="3.755cm" draw:transform="skewX (-0.00052359877559837) rotate (0.59725167003246) translate (12.337cm 16.668cm)">
          <text:p text:style-name="P1">5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9:57:18.019746356</meta:creation-date>
    <dc:date>2018-04-02T20:17:00.784941099</dc:date>
    <meta:editing-duration>PT9M21S</meta:editing-duration>
    <meta:editing-cycles>2</meta:editing-cycles>
    <meta:generator>LibreOffice/6.0.2.1.0$Linux_X86_64 LibreOffice_project/00m0$Build-1</meta:generator>
    <meta:document-statistic meta:object-count="10"/>
  </office:meta>
</office:document-meta>
</file>